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16c111"/>
    </style:style>
    <style:style style:name="P2" style:family="paragraph" style:parent-style-name="Standard">
      <style:text-properties officeooo:paragraph-rsid="0016c111"/>
    </style:style>
    <style:style style:name="P3" style:family="paragraph" style:parent-style-name="Standard">
      <style:text-properties fo:language="es" fo:country="MX" officeooo:rsid="0016c111" officeooo:paragraph-rsid="0016c111"/>
    </style:style>
    <style:style style:name="P4" style:family="paragraph" style:parent-style-name="Standard">
      <style:text-properties fo:language="es" fo:country="MX" officeooo:rsid="0018d205" officeooo:paragraph-rsid="0018d205"/>
    </style:style>
    <style:style style:name="P5" style:family="paragraph" style:parent-style-name="Standard">
      <style:text-properties fo:language="es" fo:country="MX" officeooo:rsid="001aa000" officeooo:paragraph-rsid="001aa000"/>
    </style:style>
    <style:style style:name="T1" style:family="text">
      <style:text-properties fo:language="es" fo:country="MX"/>
    </style:style>
    <style:style style:name="T2" style:family="text">
      <style:text-properties officeooo:rsid="00186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2">Acerca de VidaLife</text:p>
      <text:p text:style-name="P2"><text:span text:style-name="T1">Misión</text:span> del Centro</text:p>
      <text:p text:style-name="P2"><text:span text:style-name="T1">Misión</text:span> El Milagro</text:p>
      <text:p text:style-name="P2"><text:span text:style-name="T1">Misión</text:span> El Milagro 2</text:p>
      <text:p text:style-name="P2"><text:span text:style-name="T1">Misión</text:span> El Esfuerzo</text:p>
      <text:p text:style-name="P2">YWAM</text:p>
      <text:p text:style-name="P1"/>
      <text:p text:style-name="P3">Ubicado en las afueras de Canc<text:span text:style-name="T2">ú</text:span>n, esta comunidad no es de ninguna forma un para<text:span text:style-name="T2">í</text:span>so soleado. <text:span text:style-name="T2">Aquí servimos a las familias que viven con condiciones de escaces.</text:span></text:p>
      <text:p text:style-name="P3"/>
      <text:p text:style-name="P4">Si te apasiona ayudar a las familias o si quieres experimentar una satisfacción incomparable de ayudar a los necesitados este es un excelente lugar para hacerlo. </text:p>
      <text:p text:style-name="P4"/>
      <text:p text:style-name="P5">Planea una visita <text:s text:c="59"/>Participa</text:p>
      <text:p text:style-name="P5"/>
      <text:p text:style-name="P5">Suscríbete</text:p>
      <text:p text:style-name="P5"/>
      <text:p text:style-name="P5"/>
      <text:p text:style-name="P5">Mantente al tanto con nuestro boletín informativo</text:p>
      <text:p text:style-name="P5"/>
      <text:p text:style-name="P5">Correo:</text:p>
      <text:p text:style-name="P5"/>
      <text:p text:style-name="P5">Envi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9:19:01.758000000</meta:creation-date>
    <dc:date>2016-06-04T19:56:06.391000000</dc:date>
    <meta:editing-duration>PT6M43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5" meta:word-count="97" meta:character-count="677" meta:non-whitespace-character-count="511"/>
  </office:meta>
</office:document-meta>
</file>